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Text_20_body">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style>
    <style:style style:name="P3" style:family="paragraph" style:parent-style-name="Heading_20_1">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text-properties fo:font-variant="normal" fo:text-transform="none" fo:color="#000000" style:font-name="Helvetica" fo:font-size="13.5pt" fo:letter-spacing="normal" fo:font-style="normal"/>
    </style:style>
    <style:style style:name="P4"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Spēles pamati: Misijas</text:h>
      <text:p text:style-name="P1">Pēc apmācības beigām menedžeri var sākt pildīt misijas. Tās ir mazi mērķi, daži viegli sasniedzami, citi grūtāki. Misijas var aplūkot galvenajā lapā.</text:p>
      <text:p text:style-name="P1">Dažas misijas ir ļoti grūtas, citas praktiski neizpildāmas. Dažas misijas var sasniegt tikai nomainot komandu, citas paliekot vienā komandā uz ilgu <office:annotation office:name="__Annotation__1_1833173718"><dc:creator>Unknown Author</dc:creator><dc:date>2018-11-09T10:11:20.580000000</dc:date><text:p text:style-name="P5"><text:span text:style-name="T2">Nepieciešama atstarpe</text:span></text:p></office:annotation><text:span text:style-name="T1">laiku.Vienam</text:span><office:annotation-end office:name="__Annotation__1_1833173718"/> menedžerim ir praktiski neiespējami izpildīt visas misijas.</text:p>
      <text:h text:style-name="P4" text:outline-level="3">Nosacījumi</text:h>
      <text:p text:style-name="P1">Vairākas misijas ir iespējams izpildīt tikai tad, ja esi komandas menedžeris divas sezonas (104 dienas) lai nebūtu iespējams tās izpildīt vienkārši pārejot uz stipru komandu</text:p>
      <text:p text:style-name="P1">Katras misiju kategorijas nosacījumi ir redzami misiju grupas lapā</text:p>
      <text:p text:style-name="P1">Misijās, kurās ir jāsasniedz konkrēts vidējais vecums vai tās, kur vajadzīgi konkrēti spēlētāji, nosacījumu izpilde tiek rēķināta pēc nospēlētājām <office:annotation office:name="__Annotation__0_1833173718"><dc:creator>Unknown Author</dc:creator><dc:date>2018-11-09T10:10:35.308000000</dc:date><text:p text:style-name="P5"><text:span text:style-name="T2">Nepieciešama atstarpe</text:span></text:p></office:annotation><text:span text:style-name="T1">minūtēm.Piemēram</text:span><office:annotation-end office:name="__Annotation__0_1833173718"/>, 3 vietējo spēlētāju izmantošanai viņiem ir jānospēlē visa spēle, ja kāds no viņiem tiek nomainīts pēc puslaika, tajā spēlē tiek skaitīti tikai 2,5 vietējie spēlētāji. Vecuma misijās<office:annotation office:name="__Annotation__2_1833173718"><dc:creator>Unknown Author</dc:creator><dc:date>2018-11-09T10:13:02.699000000</dc:date><text:p text:style-name="P5"><text:span text:style-name="T2">Lieks komats</text:span></text:p></office:annotation>,, <office:annotation-end office:name="__Annotation__2_1833173718"/>ja 14 gadīgs spēlētājs nospēlē minūti viņš netiks pieskaitīts komandas vidējam vecumam.</text:p>
      <text:h text:style-name="P4" text:outline-level="3">Kategorijas</text:h>
      <text:p text:style-name="P1">Misijas ir sagrupētas dažādās kategorijās. <office:annotation office:name="__Annotation__3_1833173718"><dc:creator>Unknown Author</dc:creator><dc:date>2018-11-09T10:13:36.723000000</dc:date><text:p text:style-name="P5"><text:span text:style-name="T2">Vari</text:span></text:p></office:annotation><text:span text:style-name="T1">vari</text:span><office:annotation-end office:name="__Annotation__3_1833173718"/> censties izpildīt visas vienas kategorijas misijas. Vari mēģināt būt labs menedžeris <office:annotation office:name="__Annotation__4_1833173718"><dc:creator>Unknown Author</dc:creator><dc:date>2018-11-09T10:14:16.020000000</dc:date><text:p text:style-name="P5"><text:span text:style-name="T2">Atstarpe nepareizā vietā</text:span></text:p></office:annotation>kopumā .Vai<office:annotation-end office:name="__Annotation__4_1833173718"/> arī vari mēģināt izpildīt maksimāli daudz misijas sava prieka labad.</text:p>
      <text:h text:style-name="P4" text:outline-level="3">Kategoriju reitinga punkti</text:h>
      <text:p text:style-name="P1">Visas nopelnītās medaļas dod pienesumu kategorijas punktu summai. Kategorijas rezultāts tiek rēķināts kā procenti no kopējā medaļu skaita <text:span text:style-name="T1"><office:annotation office:name="__Annotation__15_1833173718"><dc:creator>Unknown Author</dc:creator><dc:date>2018-11-09T10:15:10.908000000</dc:date><text:p text:style-name="P5"><text:span text:style-name="T2">Nepieciešama atstarpe</text:span></text:p></office:annotation></text:span><text:span text:style-name="T1">kategorijā.Visas</text:span><office:annotation-end office:name="__Annotation__15_1833173718"/> medaļas kategorijā dod 1000 punktus, puse (50%) 500 punktus utt.</text:p>
      <text:p text:style-name="P1">Spēlētāju un turnīra kategorijas ir divas nozīmīgākās misiju sadaļas spēlē. To punktu skaits ir dubultā salīdzinot ar pārējām kategorijām.</text:p>
      <text:h text:style-name="P4" text:outline-level="3">Kopējie reitinga punkti</text:h>
      <text:p text:style-name="P1">Dažas kategorijas var nebūt interesantas menedžeriem vai nepieejamas, ja netiek iegādāts VIP statuss. Reitingu formulā tas tiek ņemts vērā piešķirot lielāku ietekmi kategorijām, kas menedžerim ir nozīmīgākas un mazāku ietekmi tām, kuras ir mazāk izpildītas</text:p>
      <text:p text:style-name="P1">Tas ļauj menedžerim ignorēt atsevišķas kategorijas un vienalga sasniegt labu rezultātu,</text:p>
      <text:p text:style-name="P1">Kopējo reitingu veido 100% punktu no top 3 kategorijām, 50% punktu no nākamajām trim un 10% punktu no pārējām kategorijā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0:04:29.470000000</meta:creation-date>
    <dc:date>2018-11-09T10:17:18.847000000</dc:date>
    <meta:editing-duration>PT2M29S</meta:editing-duration>
    <meta:editing-cycles>1</meta:editing-cycles>
    <meta:document-statistic meta:table-count="0" meta:image-count="0" meta:object-count="0" meta:page-count="1" meta:paragraph-count="16" meta:word-count="298" meta:character-count="2171" meta:non-whitespace-character-count="1889"/>
    <meta:generator>LibreOffice/6.1.3.2$Windows_X86_64 LibreOffice_project/86daf60bf00efa86ad547e59e09d6bb77c699acb</meta:generator>
  </office:meta>
</office:document-meta>
</file>